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5cm" fo:min-width="1.5cm" fo:padding-top="0.178cm" fo:padding-bottom="0.178cm" fo:padding-left="0.303cm" fo:padding-right="0.30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0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4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1.09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45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cm" fo:min-width="0.15cm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84cm" fo:min-width="0.6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774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05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6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56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70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1.056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3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4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914cm"/>
    </style:style>
    <style:style style:name="gr2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4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8cm" svg:height="0.7cm" svg:x="5.682cm" svg:y="26.865cm">
          <text:p text:style-name="P1"><text:span text:style-name="T1">Show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8cm" svg:height="0.7cm" svg:x="2.4cm" svg:y="31.73cm">
          <text:p text:style-name="P1"><text:span text:style-name="T1">Mov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9cm" svg:height="0.8cm" svg:x="8.5cm" svg:y="31.63cm">
          <text:p text:style-name="P1"><text:span text:style-name="T1">Document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2.1cm" svg:height="0.7cm" svg:x="13.131cm" svg:y="36.095cm">
          <text:p text:style-name="P1"><text:span text:style-name="T1">Epis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1.8cm" svg:height="0.6cm" svg:x="13.3cm" svg:y="28.199cm">
          <text:p text:style-name="P1"><text:span text:style-name="T1">Pers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6" draw:id="id6" draw:layer="layout" svg:width="2.9cm" svg:height="0.8cm" svg:x="5.1cm" svg:y="31.63cm">
          <text:p text:style-name="P1"><text:span text:style-name="T1">TV Ser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2cm" svg:height="0.6cm" svg:x="5.5cm" svg:y="36.13cm">
          <text:p text:style-name="P1"><text:span text:style-name="T1">Season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draw:layer="layout" svg:width="2.4cm" svg:height="2.3cm" svg:x="11.741cm" svg:y="1.2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2.4cm" svg:height="2.3cm" svg:x="14.742cm" svg:y="1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2.4cm" svg:height="2.3cm" svg:x="11.742cm" svg:y="4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27" draw:id="id27" draw:layer="layout" svg:width="1.9cm" svg:height="1.2cm" svg:x="10.476cm" svg:y="22.887cm">
          <text:p text:style-name="P3">revie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2.4cm" svg:height="2.3cm" svg:x="14.742cm" svg:y="4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2.4cm" svg:height="2.3cm" svg:x="14.742cm" svg:y="7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25" draw:id="id25" draw:layer="layout" svg:width="1.599cm" svg:height="0.699cm" svg:x="14.601cm" svg:y="24.8cm">
          <text:p text:style-name="P3">Gen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3" draw:id="id23" draw:layer="layout" svg:width="1.599cm" svg:height="0.699cm" svg:x="13.6cm" svg:y="19.301cm"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7cm" svg:height="1.2cm" svg:x="3.6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6" draw:id="id36" draw:layer="layout" svg:width="2cm" svg:height="1.5cm" svg:x="16.2cm" svg:y="21.9cm">
          <text:p text:style-name="P3">interes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2.4cm" svg:height="2.3cm" svg:x="14.743cm" svg:y="10.2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21" draw:id="id21" draw:layer="layout" svg:width="1.9cm" svg:height="1.5cm" svg:x="2.4cm" svg:y="33.9cm">
          <text:p text:style-name="P3">sequel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7" draw:id="id7" draw:layer="layout" svg:width="1.3cm" svg:height="1.3cm" svg:x="5.9cm" svg:y="33.1cm">
          <text:p text:style-name="P3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30" draw:id="id30" draw:layer="layout" svg:width="1.2cm" svg:height="1.2cm" svg:x="8.8cm" svg:y="21.8cm">
          <text:p text:style-name="P3">ren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3" draw:text-style-name="P2" xml:id="id24" draw:id="id24" draw:layer="layout" svg:width="1.2cm" svg:height="1.2cm" svg:x="12.1cm" svg:y="25.4cm">
          <text:p text:style-name="P3">ha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4" draw:text-style-name="P4" xml:id="id2" draw:id="id2" draw:layer="layout" svg:width="2.2cm" svg:height="1.6cm" svg:x="5.471cm" svg:y="29cm">
          <text:p text:style-name="P1"><text:span text:style-name="T2">IS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2.2cm" svg:height="1.6cm" svg:x="18.1cm" svg:y="7.7cm">
          <text:p text:style-name="P1"><text:span text:style-name="T2">IS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2.2cm" svg:height="1.6cm" svg:x="18.2cm" svg:y="9.6cm">
          <text:p text:style-name="P1"><text:span text:style-name="T2">IS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out" svg:x1="3.3cm" svg:y1="31.73cm" svg:x2="5.471cm" svg:y2="30.6cm" draw:start-shape="id1" draw:start-glue-point="0" draw:end-shape="id2" draw:end-glue-point="6" svg:d="M3300 31730v-564h2171v-566" svg:viewBox="0 0 2172 1131">
          <text:p/>
        </draw:connector>
        <draw:connector draw:style-name="gr15" draw:text-style-name="P1" draw:layer="layout" svg:x1="6.571cm" svg:y1="29cm" svg:x2="6.582cm" svg:y2="27.565cm" draw:start-shape="id2" draw:start-glue-point="4" draw:end-shape="id3" draw:end-glue-point="2" svg:d="M6571 29000v-717h11v-718" svg:viewBox="0 0 12 1436">
          <text:p/>
        </draw:connector>
        <draw:custom-shape draw:style-name="gr16" draw:text-style-name="P5" xml:id="id5" draw:id="id5" draw:layer="layout" svg:width="1.8cm" svg:height="0.6cm" svg:x="2.9cm" svg:y="26cm">
          <text:p text:style-name="P1"><text:span text:style-name="T3">sh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2" draw:layer="layout" svg:width="2.2cm" svg:height="1cm" svg:x="18.3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6" draw:id="id26" draw:layer="layout" svg:width="1.6cm" svg:height="0.7cm" svg:x="12.376cm" svg:y="22.087cm">
          <text:p text:style-name="P3">shr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9" draw:id="id29" draw:layer="layout" svg:width="1.5cm" svg:height="0.7cm" svg:x="12.276cm" svg:y="24.187cm">
          <text:p text:style-name="P3">rda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" xml:id="id37" draw:id="id37" draw:layer="layout" svg:width="1.6cm" svg:height="0.7cm" svg:x="7.1cm" svg:y="22.7cm">
          <text:p text:style-name="P3">rday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7" draw:text-style-name="P2" draw:layer="layout" svg:width="2.2cm" svg:height="1cm" svg:x="20.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.2cm" svg:height="1cm" svg:x="21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28" draw:id="id28" draw:layer="layout" svg:width="1.7cm" svg:height="0.7cm" svg:x="13.352cm" svg:y="23.118cm">
          <text:p text:style-name="P3">com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1" draw:id="id11" draw:layer="layout" svg:width="1.8cm" svg:height="0.6cm" svg:x="3.9cm" svg:y="25.2cm">
          <text:p text:style-name="P1"><text:span text:style-name="T3">cr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6" draw:id="id16" draw:layer="layout" svg:width="2.2cm" svg:height="0.6cm" svg:x="5.5cm" svg:y="24.7cm">
          <text:p text:style-name="P1"><text:span text:style-name="T3">prodc</text:span><text:span text:style-name="T3">om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5" xml:id="id4" draw:id="id4" draw:layer="layout" svg:width="2.2cm" svg:height="0.6cm" svg:x="2.6cm" svg:y="26.931cm">
          <text:p text:style-name="P1"><text:span text:style-name="T3">rentpric</text:span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line" svg:x1="4.8cm" svg:y1="27.231cm" svg:x2="5.682cm" svg:y2="27.215cm" draw:start-shape="id4" draw:start-glue-point="10" draw:end-shape="id3" draw:end-glue-point="3" svg:d="M4800 27231l882-16" svg:viewBox="0 0 883 17">
          <text:p/>
        </draw:connector>
        <draw:connector draw:style-name="gr22" draw:text-style-name="P6" draw:layer="layout" draw:type="line" svg:x1="4.437cm" svg:y1="26.512cm" svg:x2="5.682cm" svg:y2="27.215cm" draw:start-shape="id5" draw:start-glue-point="9" draw:end-shape="id3" draw:end-glue-point="3" svg:d="M4437 26512l1245 703" svg:viewBox="0 0 1246 704">
          <text:p/>
        </draw:connector>
        <draw:connector draw:style-name="gr22" draw:text-style-name="P6" draw:layer="layout" draw:type="line" svg:x1="6.55cm" svg:y1="32.43cm" svg:x2="6.55cm" svg:y2="33.1cm" draw:start-shape="id6" draw:start-glue-point="2" draw:end-shape="id7" draw:end-glue-point="4" svg:d="M6550 32430v670" svg:viewBox="0 0 1 671">
          <text:p/>
        </draw:connector>
        <draw:connector draw:style-name="gr23" draw:text-style-name="P6" draw:layer="layout" draw:type="line" svg:x1="6.5cm" svg:y1="36.13cm" svg:x2="6.55cm" svg:y2="34.4cm" draw:start-shape="id8" draw:start-glue-point="0" draw:end-shape="id7" draw:end-glue-point="6" svg:d="M6500 36130l50-1730" svg:viewBox="0 0 51 1731">
          <text:p/>
        </draw:connector>
        <draw:custom-shape draw:style-name="gr13" draw:text-style-name="P2" xml:id="id9" draw:id="id9" draw:layer="layout" svg:width="1.2cm" svg:height="1.2cm" svg:x="10cm" svg:y="35.83cm">
          <text:p text:style-name="P3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6" draw:layer="layout" draw:type="line" svg:x1="7.5cm" svg:y1="36.43cm" svg:x2="10cm" svg:y2="36.43cm" draw:start-shape="id8" draw:start-glue-point="1" draw:end-shape="id9" draw:end-glue-point="5" svg:d="M7500 36430h2500" svg:viewBox="0 0 2501 1">
          <text:p/>
        </draw:connector>
        <draw:connector draw:style-name="gr24" draw:text-style-name="P6" draw:layer="layout" draw:type="line" svg:x1="11.2cm" svg:y1="36.43cm" svg:x2="13.131cm" svg:y2="36.445cm" draw:start-shape="id9" draw:start-glue-point="7" draw:end-shape="id10" draw:end-glue-point="3" svg:d="M11200 36430l1931 15" svg:viewBox="0 0 1932 16">
          <text:p/>
        </draw:connector>
        <draw:custom-shape draw:style-name="gr16" draw:text-style-name="P5" xml:id="id39" draw:id="id39" draw:layer="layout" svg:width="1.8cm" svg:height="0.6cm" svg:x="3cm" svg:y="36.131cm">
          <text:p text:style-name="P1"><text:span text:style-name="T3">sea</text:span><text:span text:style-name="T3">n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5" xml:id="id20" draw:id="id20" draw:layer="layout" svg:width="1.8cm" svg:height="0.6cm" svg:x="15.7cm" svg:y="36.138cm">
          <text:p text:style-name="P1"><text:span text:style-name="T3">epnam</text:span><text:span text:style-name="T3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5" xml:id="id35" draw:id="id35" draw:layer="layout" svg:width="1.8cm" svg:height="0.6cm" svg:x="13.293cm" svg:y="37.13cm">
          <text:p text:style-name="P1"><text:span text:style-name="T3">eps</text:span><text:span text:style-name="T3">y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5" xml:id="id38" draw:id="id38" draw:layer="layout" svg:width="1.8cm" svg:height="0.6cm" svg:x="3cm" svg:y="28cm">
          <text:p text:style-name="P1"><text:span text:style-name="T3">shsy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" xml:id="id18" draw:id="id18" draw:layer="layout" svg:width="1.6cm" svg:height="1.2cm" svg:x="10.9cm" svg:y="26.9cm">
          <text:p text:style-name="P3">direc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3" draw:text-style-name="P2" xml:id="id17" draw:id="id17" draw:layer="layout" svg:width="1.2cm" svg:height="1.2cm" svg:x="10.5cm" svg:y="28.099cm">
          <text:p text:style-name="P3">ac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6" draw:layer="layout" draw:type="line" svg:x1="6.582cm" svg:y1="26.865cm" svg:x2="4.8cm" svg:y2="25.8cm" draw:start-shape="id3" draw:start-glue-point="0" draw:end-shape="id11" draw:end-glue-point="8" svg:d="M6582 26865l-1782-1065" svg:viewBox="0 0 1783 1066">
          <text:p/>
        </draw:connector>
        <draw:custom-shape draw:style-name="gr25" draw:text-style-name="P2" xml:id="id12" draw:id="id12" draw:layer="layout" svg:width="1.6cm" svg:height="1.2cm" svg:x="13.393cm" svg:y="31.9cm">
          <text:p text:style-name="P3">direc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4" draw:text-style-name="P6" draw:layer="layout" draw:type="line" svg:x1="14.193cm" svg:y1="33.1cm" svg:x2="14.181cm" svg:y2="36.095cm" draw:start-shape="id12" draw:start-glue-point="6" draw:end-shape="id10" draw:end-glue-point="0" svg:d="M14193 33100l-12 2995" svg:viewBox="0 0 13 2996">
          <text:p/>
        </draw:connector>
        <draw:connector draw:style-name="gr15" draw:text-style-name="P1" draw:layer="layout" svg:x1="6.55cm" svg:y1="31.63cm" svg:x2="6.571cm" svg:y2="30.6cm" draw:start-shape="id6" draw:start-glue-point="0" draw:end-shape="id2" draw:end-glue-point="7" svg:d="M6550 31630v-514h21v-516" svg:viewBox="0 0 22 1031">
          <text:p/>
        </draw:connector>
        <draw:connector draw:style-name="gr15" draw:text-style-name="P1" draw:layer="layout" svg:x1="9.95cm" svg:y1="31.63cm" svg:x2="7.671cm" svg:y2="30.6cm" draw:start-shape="id13" draw:start-glue-point="0" draw:end-shape="id2" draw:end-glue-point="8" svg:d="M9950 31630v-514h-2279v-516" svg:viewBox="0 0 2280 1031">
          <text:p/>
        </draw:connector>
        <draw:custom-shape draw:style-name="gr26" draw:text-style-name="P2" xml:id="id15" draw:id="id15" draw:layer="layout" svg:width="1.799cm" svg:height="1.2cm" svg:x="11.6cm" svg:y="29.6cm">
          <text:p text:style-name="P3">narrat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2" draw:text-style-name="P6" draw:layer="layout" draw:type="line" svg:x1="14.2cm" svg:y1="28.799cm" svg:x2="12.5cm" svg:y2="29.6cm" draw:start-shape="id14" draw:start-glue-point="2" draw:end-shape="id15" draw:end-glue-point="4" svg:d="M14200 28799l-1700 801" svg:viewBox="0 0 1701 802">
          <text:p/>
        </draw:connector>
        <draw:connector draw:style-name="gr22" draw:text-style-name="P6" draw:layer="layout" draw:type="line" svg:x1="6.6cm" svg:y1="25.3cm" svg:x2="6.582cm" svg:y2="26.865cm" draw:start-shape="id16" draw:start-glue-point="8" draw:end-shape="id3" draw:end-glue-point="0" svg:d="M6600 25300l-18 1565" svg:viewBox="0 0 19 1566">
          <text:p/>
        </draw:connector>
        <draw:connector draw:style-name="gr24" draw:text-style-name="P6" draw:layer="layout" draw:type="line" svg:x1="7.482cm" svg:y1="27.215cm" svg:x2="10.5cm" svg:y2="28.699cm" draw:start-shape="id3" draw:start-glue-point="1" draw:end-shape="id17" draw:end-glue-point="5" svg:d="M7482 27215l3018 1484" svg:viewBox="0 0 3019 1485">
          <text:p/>
        </draw:connector>
        <draw:connector draw:style-name="gr24" draw:text-style-name="P6" draw:layer="layout" draw:type="line" svg:x1="7.482cm" svg:y1="27.215cm" svg:x2="10.9cm" svg:y2="27.5cm" draw:start-shape="id3" draw:start-glue-point="1" draw:end-shape="id18" draw:end-glue-point="5" svg:d="M7482 27215l3418 285" svg:viewBox="0 0 3419 286">
          <text:p/>
        </draw:connector>
        <draw:connector draw:style-name="gr22" draw:text-style-name="P6" draw:layer="layout" draw:type="line" svg:x1="12.5cm" svg:y1="27.5cm" svg:x2="13.3cm" svg:y2="28.499cm" draw:start-shape="id18" draw:start-glue-point="7" draw:end-shape="id14" draw:end-glue-point="3" svg:d="M12500 27500l800 999" svg:viewBox="0 0 801 1000">
          <text:p/>
        </draw:connector>
        <draw:connector draw:style-name="gr22" draw:text-style-name="P6" draw:layer="layout" draw:type="line" svg:x1="11.7cm" svg:y1="28.699cm" svg:x2="13.3cm" svg:y2="28.499cm" draw:start-shape="id17" draw:start-glue-point="7" draw:end-shape="id14" draw:end-glue-point="3" svg:d="M11700 28699l1600-200" svg:viewBox="0 0 1601 201">
          <text:p/>
        </draw:connector>
        <draw:custom-shape draw:style-name="gr16" draw:text-style-name="P8" xml:id="id19" draw:id="id19" draw:layer="layout" svg:width="1.8cm" svg:height="0.6cm" svg:x="13.301cm" svg:y="27.1cm">
          <text:p text:style-name="P7"><text:span text:style-name="T4">p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5" xml:id="id34" draw:id="id34" draw:layer="layout" svg:width="1.998cm" svg:height="0.6cm" svg:x="15.102cm" svg:y="27.401cm">
          <text:p text:style-name="P1"><text:span text:style-name="T3">citizenshi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6" draw:layer="layout" draw:type="line" svg:x1="14.201cm" svg:y1="27.7cm" svg:x2="14.2cm" svg:y2="28.199cm" draw:start-shape="id19" draw:start-glue-point="8" draw:end-shape="id14" draw:end-glue-point="0" svg:d="M14201 27700l-1 499" svg:viewBox="0 0 2 500">
          <text:p/>
        </draw:connector>
        <draw:connector draw:style-name="gr28" draw:text-style-name="P6" draw:layer="layout" draw:type="line" svg:x1="15.963cm" svg:y1="36.65cm" svg:x2="17.237cm" svg:y2="36.65cm" draw:start-shape="id20" draw:start-glue-point="7" draw:end-shape="id20" draw:end-glue-point="9" svg:d="M15963 36650h1274" svg:viewBox="0 0 1275 1">
          <text:p/>
        </draw:connector>
        <draw:connector draw:style-name="gr22" draw:text-style-name="P6" draw:layer="layout" draw:type="line" svg:x1="2.4cm" svg:y1="32.08cm" svg:x2="2.4cm" svg:y2="34.65cm" draw:start-shape="id1" draw:start-glue-point="3" draw:end-shape="id21" draw:end-glue-point="5" svg:d="M2400 32080v2570" svg:viewBox="0 0 1 2571">
          <text:p/>
        </draw:connector>
        <draw:connector draw:style-name="gr29" draw:text-style-name="P6" draw:layer="layout" draw:type="line" svg:x1="4.2cm" svg:y1="32.08cm" svg:x2="4.3cm" svg:y2="34.65cm" draw:start-shape="id1" draw:start-glue-point="1" draw:end-shape="id21" draw:end-glue-point="7" svg:d="M4200 32080l100 2570" svg:viewBox="0 0 101 2571">
          <text:p/>
        </draw:connector>
        <draw:custom-shape draw:style-name="gr16" draw:text-style-name="P5" xml:id="id33" draw:id="id33" draw:layer="layout" svg:width="1.8cm" svg:height="0.6cm" svg:x="15.3cm" svg:y="18.701cm">
          <text:p text:style-name="P1"><text:span text:style-name="T3">una</text:span><text:span text:style-name="T3">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5" xml:id="id32" draw:id="id32" draw:layer="layout" svg:width="1.8cm" svg:height="0.6cm" svg:x="11.8cm" svg:y="18.701cm">
          <text:p text:style-name="P1"><text:span text:style-name="T3">add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8" xml:id="id22" draw:id="id22" draw:layer="layout" svg:width="1.8cm" svg:height="0.6cm" svg:x="13.5cm" svg:y="18.101cm">
          <text:p text:style-name="P7"><text:span text:style-name="T3">user_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6" draw:layer="layout" draw:type="line" svg:x1="14.4cm" svg:y1="18.701cm" svg:x2="14.399cm" svg:y2="19.301cm" draw:start-shape="id22" draw:start-glue-point="8" draw:end-shape="id23" draw:end-glue-point="0" svg:d="M14400 18701l-1 600" svg:viewBox="0 0 2 601">
          <text:p/>
        </draw:connector>
        <draw:connector draw:style-name="gr24" draw:text-style-name="P6" draw:layer="layout" draw:type="line" svg:x1="7.482cm" svg:y1="27.215cm" svg:x2="12.1cm" svg:y2="26cm" draw:start-shape="id3" draw:start-glue-point="1" draw:end-shape="id24" draw:end-glue-point="5" svg:d="M7482 27215l4618-1215" svg:viewBox="0 0 4619 1216">
          <text:p/>
        </draw:connector>
        <draw:connector draw:style-name="gr22" draw:text-style-name="P6" draw:layer="layout" draw:type="line" svg:x1="13.3cm" svg:y1="26cm" svg:x2="14.601cm" svg:y2="25.149cm" draw:start-shape="id24" draw:start-glue-point="7" draw:end-shape="id25" draw:end-glue-point="3" svg:d="M13300 26000l1301-851" svg:viewBox="0 0 1302 852">
          <text:p/>
        </draw:connector>
        <draw:connector draw:style-name="gr22" draw:text-style-name="P6" draw:layer="layout" draw:type="line" svg:x1="13.176cm" svg:y1="22.787cm" svg:x2="12.376cm" svg:y2="23.487cm" draw:start-shape="id26" draw:start-glue-point="8" draw:end-shape="id27" draw:end-glue-point="7" svg:d="M13176 22787l-800 700" svg:viewBox="0 0 801 701">
          <text:p/>
        </draw:connector>
        <draw:connector draw:style-name="gr22" draw:text-style-name="P6" draw:layer="layout" draw:type="line" svg:x1="13.352cm" svg:y1="23.468cm" svg:x2="12.376cm" svg:y2="23.487cm" draw:start-shape="id28" draw:start-glue-point="6" draw:end-shape="id27" draw:end-glue-point="7" svg:d="M13352 23468l-976 19" svg:viewBox="0 0 977 20">
          <text:p/>
        </draw:connector>
        <draw:connector draw:style-name="gr22" draw:text-style-name="P6" draw:layer="layout" draw:type="line" svg:x1="13.026cm" svg:y1="24.187cm" svg:x2="12.376cm" svg:y2="23.487cm" draw:start-shape="id29" draw:start-glue-point="4" draw:end-shape="id27" draw:end-glue-point="7" svg:d="M13026 24187l-650-700" svg:viewBox="0 0 651 701">
          <text:p/>
        </draw:connector>
        <draw:connector draw:style-name="gr22" draw:text-style-name="P6" draw:layer="layout" draw:type="line" svg:x1="14.399cm" svg:y1="20cm" svg:x2="11.426cm" svg:y2="22.887cm" draw:start-shape="id23" draw:start-glue-point="2" draw:end-shape="id27" draw:end-glue-point="4" svg:d="M14399 20000l-2973 2887" svg:viewBox="0 0 2974 2888">
          <text:p/>
        </draw:connector>
        <draw:connector draw:style-name="gr22" draw:text-style-name="P6" draw:layer="layout" draw:type="line" svg:x1="9.4cm" svg:y1="23cm" svg:x2="6.582cm" svg:y2="26.865cm" draw:start-shape="id30" draw:start-glue-point="6" draw:end-shape="id3" draw:end-glue-point="0" svg:d="M9400 23000l-2818 3865" svg:viewBox="0 0 2819 3866">
          <text:p/>
        </draw:connector>
        <draw:custom-shape draw:style-name="gr21" draw:text-style-name="P5" xml:id="id31" draw:id="id31" draw:layer="layout" svg:width="2.2cm" svg:height="0.6cm" svg:x="6.8cm" svg:y="21.3cm">
          <text:p text:style-name="P1"><text:span text:style-name="T3">numrental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6" draw:layer="layout" draw:type="line" svg:x1="7.9cm" svg:y1="21.9cm" svg:x2="8.8cm" svg:y2="22.4cm" draw:start-shape="id31" draw:start-glue-point="8" draw:end-shape="id30" draw:end-glue-point="5" svg:d="M7900 21900l900 500" svg:viewBox="0 0 901 501">
          <text:p/>
        </draw:connector>
        <draw:connector draw:style-name="gr22" draw:text-style-name="P6" draw:layer="layout" draw:type="line" svg:x1="12.7cm" svg:y1="19.301cm" svg:x2="13.6cm" svg:y2="19.65cm" draw:start-shape="id32" draw:start-glue-point="8" draw:end-shape="id23" draw:end-glue-point="3" svg:d="M12700 19301l900 349" svg:viewBox="0 0 901 350">
          <text:p/>
        </draw:connector>
        <draw:connector draw:style-name="gr22" draw:text-style-name="P6" draw:layer="layout" draw:type="line" svg:x1="16.2cm" svg:y1="19.301cm" svg:x2="15.199cm" svg:y2="19.65cm" draw:start-shape="id33" draw:start-glue-point="8" draw:end-shape="id23" draw:end-glue-point="1" svg:d="M16200 19301l-1001 349" svg:viewBox="0 0 1002 350">
          <text:p/>
        </draw:connector>
        <draw:connector draw:style-name="gr22" draw:text-style-name="P6" draw:layer="layout" draw:type="line" svg:x1="16.101cm" svg:y1="28.001cm" svg:x2="15.1cm" svg:y2="28.499cm" draw:start-shape="id34" draw:start-glue-point="8" draw:end-shape="id14" draw:end-glue-point="1" svg:d="M16101 28001l-1001 498" svg:viewBox="0 0 1002 499">
          <text:p/>
        </draw:connector>
        <draw:connector draw:style-name="gr22" draw:text-style-name="P6" draw:layer="layout" draw:type="line" svg:x1="14.193cm" svg:y1="37.13cm" svg:x2="14.181cm" svg:y2="36.795cm" draw:start-shape="id35" draw:start-glue-point="4" draw:end-shape="id10" draw:end-glue-point="2" svg:d="M14193 37130l-12-335" svg:viewBox="0 0 13 336">
          <text:p/>
        </draw:connector>
        <draw:connector draw:style-name="gr22" draw:text-style-name="P6" draw:layer="layout" draw:type="line" svg:x1="14.399cm" svg:y1="20cm" svg:x2="17.2cm" svg:y2="21.9cm" draw:start-shape="id23" draw:start-glue-point="2" draw:end-shape="id36" draw:end-glue-point="4" svg:d="M14399 20000l2801 1900" svg:viewBox="0 0 2802 1901">
          <text:p/>
        </draw:connector>
        <draw:connector draw:style-name="gr22" draw:text-style-name="P6" draw:layer="layout" draw:type="line" svg:x1="17.2cm" svg:y1="23.4cm" svg:x2="15.4cm" svg:y2="24.8cm" draw:start-shape="id36" draw:start-glue-point="6" draw:end-shape="id25" draw:end-glue-point="0" svg:d="M17200 23400l-1800 1400" svg:viewBox="0 0 1801 1401">
          <text:p/>
        </draw:connector>
        <draw:connector draw:style-name="gr22" draw:text-style-name="P6" draw:layer="layout" draw:type="line" svg:x1="6.582cm" svg:y1="26.865cm" svg:x2="11.426cm" svg:y2="24.087cm" draw:start-shape="id3" draw:start-glue-point="0" draw:end-shape="id27" draw:end-glue-point="6" svg:d="M6582 26865l4844-2778" svg:viewBox="0 0 4845 2779">
          <text:p/>
        </draw:connector>
        <draw:connector draw:style-name="gr22" draw:text-style-name="P6" draw:layer="layout" draw:type="line" svg:x1="14.2cm" svg:y1="28.799cm" svg:x2="14.193cm" svg:y2="31.9cm" draw:start-shape="id14" draw:start-glue-point="2" draw:end-shape="id12" draw:end-glue-point="4" svg:d="M14200 28799l-7 3101" svg:viewBox="0 0 8 3102">
          <text:p/>
        </draw:connector>
        <draw:connector draw:style-name="gr24" draw:text-style-name="P6" draw:layer="layout" draw:type="line" svg:x1="11.4cm" svg:y1="32.03cm" svg:x2="12.5cm" svg:y2="30.8cm" draw:start-shape="id13" draw:start-glue-point="1" draw:end-shape="id15" draw:end-glue-point="6" svg:d="M11400 32030l1100-1230" svg:viewBox="0 0 1101 1231">
          <text:p/>
        </draw:connector>
        <draw:connector draw:style-name="gr22" draw:text-style-name="P6" draw:layer="layout" draw:type="line" svg:x1="9.4cm" svg:y1="21.8cm" svg:x2="14.399cm" svg:y2="20cm" draw:start-shape="id30" draw:start-glue-point="4" draw:end-shape="id23" draw:end-glue-point="2" svg:d="M9400 21800l4999-1800" svg:viewBox="0 0 5000 1801">
          <text:p/>
        </draw:connector>
        <draw:connector draw:style-name="gr22" draw:text-style-name="P6" draw:layer="layout" draw:type="line" svg:x1="7.9cm" svg:y1="22.7cm" svg:x2="8.8cm" svg:y2="22.4cm" draw:start-shape="id37" draw:start-glue-point="4" draw:end-shape="id30" draw:end-glue-point="5" svg:d="M7900 22700l900-300" svg:viewBox="0 0 901 301">
          <text:p/>
        </draw:connector>
        <draw:connector draw:style-name="gr22" draw:text-style-name="P6" draw:layer="layout" draw:type="line" svg:x1="4.537cm" svg:y1="28.088cm" svg:x2="5.682cm" svg:y2="27.215cm" draw:start-shape="id38" draw:start-glue-point="11" draw:end-shape="id3" draw:end-glue-point="3" svg:d="M4537 28088l1145-873" svg:viewBox="0 0 1146 874">
          <text:p/>
        </draw:connector>
        <draw:connector draw:style-name="gr22" draw:text-style-name="P6" draw:layer="layout" draw:type="line" svg:x1="4.8cm" svg:y1="36.431cm" svg:x2="5.5cm" svg:y2="36.43cm" draw:start-shape="id39" draw:start-glue-point="10" draw:end-shape="id8" draw:end-glue-point="3" svg:d="M4800 36431l700-1" svg:viewBox="0 0 701 2">
          <text:p/>
        </draw:connector>
        <draw:connector draw:style-name="gr22" draw:text-style-name="P6" draw:layer="layout" draw:type="line" svg:x1="15.231cm" svg:y1="36.445cm" svg:x2="15.7cm" svg:y2="36.438cm" draw:start-shape="id10" draw:start-glue-point="1" draw:end-shape="id20" draw:end-glue-point="6" svg:d="M15231 36445l469-7" svg:viewBox="0 0 470 8">
          <text:p/>
        </draw:connector>
        <draw:custom-shape draw:style-name="gr16" draw:text-style-name="P8" xml:id="id40" draw:id="id40" draw:layer="layout" svg:width="1.8cm" svg:height="0.6cm" svg:x="4.3cm" svg:y="28.7cm">
          <text:p text:style-name="P7"><text:span text:style-name="T4">show_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6" draw:layer="layout" draw:type="line" svg:x1="5.2cm" svg:y1="28.7cm" svg:x2="6.582cm" svg:y2="27.565cm" draw:start-shape="id40" draw:start-glue-point="4" draw:end-shape="id3" draw:end-glue-point="2" svg:d="M5200 28700l1382-1135" svg:viewBox="0 0 1383 1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20:09:59.571000000</meta:creation-date>
    <dc:date>2018-02-01T21:58:03.818086650</dc:date>
    <meta:editing-duration>PT4H1M53S</meta:editing-duration>
    <meta:editing-cycles>51</meta:editing-cycles>
    <meta:generator>LibreOffice/5.1.6.2$Linux_X86_64 LibreOffice_project/10m0$Build-2</meta:generator>
    <meta:document-statistic meta:object-count="98"/>
  </office:meta>
</office:document-meta>
</file>